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ageSummary.setFileNam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Summary.getElap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Summary.DefaultPage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Summary.setPage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Summary.getPage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Summary.getEnd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Summary.page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Summary.isSuccess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Summary.page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Summary.getStar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Summary.setSuccessful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Summary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